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2c22d" officeooo:paragraph-rsid="0002c22d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36fb1" officeooo:paragraph-rsid="00036fb1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36fb1" officeooo:paragraph-rsid="000406a8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6" style:family="paragraph" style:parent-style-name="Table_20_Contents" style:list-style-name="L1">
      <style:text-properties style:font-name="Liberation Mono" fo:font-size="10pt" officeooo:rsid="00036fb1" officeooo:paragraph-rsid="000406a8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036fb1" officeooo:paragraph-rsid="000a762c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036fb1" officeooo:paragraph-rsid="000406a8" style:font-name-asian="Courier New" style:font-size-asian="10pt" style:font-name-complex="Liberation Mono" style:font-size-complex="10pt"/>
    </style:style>
    <style:style style:name="P9" style:family="paragraph" style:parent-style-name="Table_20_Contents" style:list-style-name="L3">
      <style:text-properties style:font-name="Liberation Mono" fo:font-size="10pt" officeooo:rsid="000406a8" officeooo:paragraph-rsid="000406a8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070af3" officeooo:paragraph-rsid="00070af3" style:font-name-asian="Courier New" style:font-size-asian="10pt" style:font-name-complex="Liberation Mono" style:font-size-complex="10pt"/>
    </style:style>
    <style:style style:name="P11" style:family="paragraph" style:parent-style-name="Table_20_Contents" style:list-style-name="L1">
      <style:text-properties style:font-name="Liberation Mono" fo:font-size="10pt" officeooo:rsid="00070af3" officeooo:paragraph-rsid="00070af3" style:font-name-asian="Courier New" style:font-size-asian="10pt" style:font-name-complex="Liberation Mono" style:font-size-complex="10pt"/>
    </style:style>
    <style:style style:name="P12" style:family="paragraph" style:parent-style-name="Table_20_Contents" style:list-style-name="L2">
      <style:text-properties style:font-name="Liberation Mono" fo:font-size="10pt" officeooo:rsid="00070af3" officeooo:paragraph-rsid="00070af3" style:font-name-asian="Courier New" style:font-size-asian="10pt" style:font-name-complex="Liberation Mono" style:font-size-complex="10pt"/>
    </style:style>
    <style:style style:name="P13" style:family="paragraph" style:parent-style-name="Table_20_Contents" style:list-style-name="L3">
      <style:text-properties style:font-name="Liberation Mono" fo:font-size="10pt" officeooo:rsid="00070af3" officeooo:paragraph-rsid="00070af3" style:font-name-asian="Courier New" style:font-size-asian="10pt" style:font-name-complex="Liberation Mono" style:font-size-complex="10pt"/>
    </style:style>
    <style:style style:name="P14" style:family="paragraph" style:parent-style-name="Table_20_Contents" style:list-style-name="L3">
      <style:text-properties style:font-name="Liberation Mono" fo:font-size="10pt" officeooo:rsid="000907aa" officeooo:paragraph-rsid="000907aa" style:font-name-asian="Courier New" style:font-size-asian="10pt" style:font-name-complex="Liberation Mono" style:font-size-complex="10pt"/>
    </style:style>
    <style:style style:name="T1" style:family="text">
      <style:text-properties officeooo:rsid="00036fb1"/>
    </style:style>
    <style:style style:name="T2" style:family="text">
      <style:text-properties officeooo:rsid="00070af3"/>
    </style:style>
    <style:style style:name="T3" style:family="text">
      <style:text-properties officeooo:rsid="000a76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2">6<text:span text:style-name="T2">4</text:span>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10">“I Forgot” Search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2">Useful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10">Main UI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10">The Dungeon Master may forget the exact name or key attribute defining something. This search covers that option by searching specific attributes, similar to an “Advanced Search”</text:p>
            <text:p text:style-name="P3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7"><text:span text:style-name="T3"><text:s text:c="3"/>1. </text:span>The Dungeon Master clicks on the “<text:span text:style-name="T2">I Forgot Search” <text:s text:c="4"/></text:span></text:p>
            <text:p text:style-name="P7"><text:span text:style-name="T2"><text:s text:c="6"/>Button</text:span></text:p>
            <text:p text:style-name="P4"><text:s text:c="3"/><text:span text:style-name="T3">2. The Dungeon Master hits the “I Forgot Search” hotkey</text:span></text:p>
            <text:p text:style-name="P4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1"><text:s text:c="3"/>1. Dungeon Master</text:p>
            <text:p text:style-name="P1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8479357341324389205" text:style-name="L1">
              <text:list-item>
                <text:p text:style-name="P11">The Dungeon Master inputs various properties in various fields relating to different types of entities, e.g. “Description: “, relating to text in the description field</text:p>
                <text:p text:style-name="P6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8037990602810489109" text:style-name="L2">
              <text:list-item>
                <text:p text:style-name="P12">Entities that match the credentials of the “I Forgot Search” appear in the Main UI for the Dungeon Master to view</text:p>
                <text:p text:style-name="P12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4116065416305073267" text:style-name="L3">
              <text:list-item>
                <text:p text:style-name="P9">The Dungeon Master wants <text:span text:style-name="T2">to find an entity they forgot the main attribute of (such as their name)</text:span></text:p>
              </text:list-item>
              <text:list-item>
                <text:p text:style-name="P9">The Dungeon Master clicks on the <text:span text:style-name="T1">“I Forgot Search” button</text:span></text:p>
              </text:list-item>
              <text:list-item>
                <text:p text:style-name="P13">The Dungeon Master fills out fields relating to other searchable properties on the entity, as well as type of entity (if applicable)</text:p>
              </text:list-item>
              <text:list-item>
                <text:p text:style-name="P14">The Main UI shows entities that contain the properties anywhere in the inputted fields</text:p>
                <text:p text:style-name="P9"/>
              </text:list-item>
            </text:list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20:10:03.630000000</dc:date>
    <meta:editing-duration>PT55M7S</meta:editing-duration>
    <meta:editing-cycles>13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8" meta:word-count="193" meta:character-count="1137" meta:non-whitespace-character-count="958"/>
  </office:meta>
</office:document-meta>
</file>